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4931"/>
    </style:style>
    <style:style style:name="P2" style:family="paragraph" style:parent-style-name="Standard">
      <style:text-properties officeooo:paragraph-rsid="002f5a9f"/>
    </style:style>
    <style:style style:name="P3" style:family="paragraph" style:parent-style-name="Standard">
      <style:text-properties fo:font-style="normal" officeooo:rsid="003e96ed" officeooo:paragraph-rsid="003e96ed" style:font-style-asian="normal" style:font-style-complex="normal"/>
    </style:style>
    <style:style style:name="P4" style:family="paragraph" style:parent-style-name="Standard">
      <style:text-properties fo:font-style="normal" officeooo:rsid="005c413a" officeooo:paragraph-rsid="00692e47" style:font-style-asian="normal" style:font-style-complex="normal"/>
    </style:style>
    <style:style style:name="P5" style:family="paragraph" style:parent-style-name="Standard">
      <style:text-properties fo:font-style="normal" officeooo:rsid="006574aa" officeooo:paragraph-rsid="006574aa" style:font-style-asian="normal" style:font-style-complex="normal"/>
    </style:style>
    <style:style style:name="P6" style:family="paragraph" style:parent-style-name="Standard">
      <style:text-properties officeooo:paragraph-rsid="0076ddf3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officeooo:rsid="00152c3e"/>
    </style:style>
    <style:style style:name="T2" style:family="text">
      <style:text-properties officeooo:rsid="00172af5"/>
    </style:style>
    <style:style style:name="T3" style:family="text">
      <style:text-properties officeooo:rsid="001aadd6"/>
    </style:style>
    <style:style style:name="T4" style:family="text">
      <style:text-properties officeooo:rsid="001bc40a"/>
    </style:style>
    <style:style style:name="T5" style:family="text">
      <style:text-properties officeooo:rsid="001bcf16"/>
    </style:style>
    <style:style style:name="T6" style:family="text">
      <style:text-properties officeooo:rsid="001dcef3"/>
    </style:style>
    <style:style style:name="T7" style:family="text">
      <style:text-properties officeooo:rsid="001f984b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f984b" style:font-style-asian="italic" style:font-style-complex="italic"/>
    </style:style>
    <style:style style:name="T10" style:family="text">
      <style:text-properties fo:font-style="italic" officeooo:rsid="002021d4" style:font-style-asian="italic" style:font-style-complex="italic"/>
    </style:style>
    <style:style style:name="T11" style:family="text">
      <style:text-properties fo:font-style="italic" officeooo:rsid="0028d793" style:font-style-asian="italic" style:font-style-complex="italic"/>
    </style:style>
    <style:style style:name="T12" style:family="text">
      <style:text-properties fo:font-style="italic" officeooo:rsid="002d8a97" style:font-style-asian="italic" style:font-style-complex="italic"/>
    </style:style>
    <style:style style:name="T13" style:family="text">
      <style:text-properties fo:font-style="italic" officeooo:rsid="002f5a9f" style:font-style-asian="italic" style:font-style-complex="italic"/>
    </style:style>
    <style:style style:name="T14" style:family="text">
      <style:text-properties fo:font-style="italic" officeooo:rsid="00338304" style:font-style-asian="italic" style:font-style-complex="italic"/>
    </style:style>
    <style:style style:name="T15" style:family="text">
      <style:text-properties fo:font-style="italic" officeooo:rsid="0036dd1c" style:font-style-asian="italic" style:font-style-complex="italic"/>
    </style:style>
    <style:style style:name="T16" style:family="text">
      <style:text-properties fo:font-style="italic" officeooo:rsid="003ff299" style:font-style-asian="italic" style:font-style-complex="italic"/>
    </style:style>
    <style:style style:name="T17" style:family="text">
      <style:text-properties fo:font-style="italic" officeooo:rsid="0048de15" style:font-style-asian="italic" style:font-style-complex="italic"/>
    </style:style>
    <style:style style:name="T18" style:family="text">
      <style:text-properties fo:font-style="italic" officeooo:rsid="008856f7" style:font-style-asian="italic" style:font-style-complex="italic"/>
    </style:style>
    <style:style style:name="T19" style:family="text">
      <style:text-properties fo:font-style="italic" style:text-underline-style="none" officeooo:rsid="005cfd1b" style:font-style-asian="italic" style:font-style-complex="italic"/>
    </style:style>
    <style:style style:name="T20" style:family="text">
      <style:text-properties fo:font-style="italic" style:text-underline-style="none" officeooo:rsid="00769dc9" style:font-style-asian="italic" style:font-style-complex="italic"/>
    </style:style>
    <style:style style:name="T21" style:family="text">
      <style:text-properties fo:font-style="normal" officeooo:rsid="001f984b" style:font-style-asian="normal" style:font-style-complex="normal"/>
    </style:style>
    <style:style style:name="T22" style:family="text">
      <style:text-properties fo:font-style="normal" officeooo:rsid="0027b6cc" style:font-style-asian="normal" style:font-style-complex="normal"/>
    </style:style>
    <style:style style:name="T23" style:family="text">
      <style:text-properties fo:font-style="normal" officeooo:rsid="0028d793" style:font-style-asian="normal" style:font-style-complex="normal"/>
    </style:style>
    <style:style style:name="T24" style:family="text">
      <style:text-properties fo:font-style="normal" officeooo:rsid="002905d8" style:font-style-asian="normal" style:font-style-complex="normal"/>
    </style:style>
    <style:style style:name="T25" style:family="text">
      <style:text-properties fo:font-style="normal" officeooo:rsid="00296936" style:font-style-asian="normal" style:font-style-complex="normal"/>
    </style:style>
    <style:style style:name="T26" style:family="text">
      <style:text-properties fo:font-style="normal" officeooo:rsid="002d8a97" style:font-style-asian="normal" style:font-style-complex="normal"/>
    </style:style>
    <style:style style:name="T27" style:family="text">
      <style:text-properties fo:font-style="normal" officeooo:rsid="002f5a9f" style:font-style-asian="normal" style:font-style-complex="normal"/>
    </style:style>
    <style:style style:name="T28" style:family="text">
      <style:text-properties fo:font-style="normal" officeooo:rsid="003008ad" style:font-style-asian="normal" style:font-style-complex="normal"/>
    </style:style>
    <style:style style:name="T29" style:family="text">
      <style:text-properties fo:font-style="normal" officeooo:rsid="00308311" style:font-style-asian="normal" style:font-style-complex="normal"/>
    </style:style>
    <style:style style:name="T30" style:family="text">
      <style:text-properties fo:font-style="normal" officeooo:rsid="0035414b" style:font-style-asian="normal" style:font-style-complex="normal"/>
    </style:style>
    <style:style style:name="T31" style:family="text">
      <style:text-properties fo:font-style="normal" officeooo:rsid="0036dd1c" style:font-style-asian="normal" style:font-style-complex="normal"/>
    </style:style>
    <style:style style:name="T32" style:family="text">
      <style:text-properties fo:font-style="normal" officeooo:rsid="003a09cf" style:font-style-asian="normal" style:font-style-complex="normal"/>
    </style:style>
    <style:style style:name="T33" style:family="text">
      <style:text-properties fo:font-style="normal" style:text-underline-style="none" officeooo:rsid="007a3468" style:font-style-asian="normal" style:font-style-complex="normal"/>
    </style:style>
    <style:style style:name="T34" style:family="text">
      <style:text-properties fo:font-style="normal" style:text-underline-style="none" officeooo:rsid="0072e0fe" style:font-style-asian="normal" style:font-style-complex="normal"/>
    </style:style>
    <style:style style:name="T35" style:family="text">
      <style:text-properties fo:font-style="normal" style:text-underline-style="none" officeooo:rsid="006b4c78" style:font-style-asian="normal" style:font-style-complex="normal"/>
    </style:style>
    <style:style style:name="T36" style:family="text">
      <style:text-properties fo:font-style="normal" style:text-underline-style="none" officeooo:rsid="006c149d" style:font-style-asian="normal" style:font-style-complex="normal"/>
    </style:style>
    <style:style style:name="T37" style:family="text">
      <style:text-properties fo:font-style="normal" style:text-underline-style="none" officeooo:rsid="006dd2ae" style:font-style-asian="normal" style:font-style-complex="normal"/>
    </style:style>
    <style:style style:name="T38" style:family="text">
      <style:text-properties fo:font-style="normal" style:text-underline-style="none" officeooo:rsid="007f0bfc" style:font-style-asian="normal" style:font-style-complex="normal"/>
    </style:style>
    <style:style style:name="T39" style:family="text">
      <style:text-properties fo:font-style="normal" style:text-underline-style="none" officeooo:rsid="006de670" style:font-style-asian="normal" style:font-style-complex="normal"/>
    </style:style>
    <style:style style:name="T40" style:family="text">
      <style:text-properties fo:font-style="normal" style:text-underline-style="none" officeooo:rsid="00788212" style:font-style-asian="normal" style:font-style-complex="normal"/>
    </style:style>
    <style:style style:name="T41" style:family="text">
      <style:text-properties fo:font-style="normal" style:text-underline-style="none" officeooo:rsid="007cbab9" style:font-style-asian="normal" style:font-style-complex="normal"/>
    </style:style>
    <style:style style:name="T42" style:family="text">
      <style:text-properties fo:font-style="normal" style:text-underline-style="none" officeooo:rsid="00791335" style:font-style-asian="normal" style:font-style-complex="normal"/>
    </style:style>
    <style:style style:name="T43" style:family="text">
      <style:text-properties fo:font-style="normal" style:text-underline-style="none" officeooo:rsid="00800093" style:font-style-asian="normal" style:font-style-complex="normal"/>
    </style:style>
    <style:style style:name="T44" style:family="text">
      <style:text-properties fo:font-style="normal" style:text-underline-style="none" officeooo:rsid="0090612a" style:font-style-asian="normal" style:font-style-complex="normal"/>
    </style:style>
    <style:style style:name="T45" style:family="text">
      <style:text-properties officeooo:rsid="00210b9a"/>
    </style:style>
    <style:style style:name="T46" style:family="text">
      <style:text-properties officeooo:rsid="00210c73"/>
    </style:style>
    <style:style style:name="T47" style:family="text">
      <style:text-properties officeooo:rsid="00214fba"/>
    </style:style>
    <style:style style:name="T48" style:family="text">
      <style:text-properties officeooo:rsid="0026bd34"/>
    </style:style>
    <style:style style:name="T49" style:family="text">
      <style:text-properties officeooo:rsid="003ff299"/>
    </style:style>
    <style:style style:name="T50" style:family="text">
      <style:text-properties officeooo:rsid="00411a5f"/>
    </style:style>
    <style:style style:name="T51" style:family="text">
      <style:text-properties officeooo:rsid="0042d18e"/>
    </style:style>
    <style:style style:name="T52" style:family="text">
      <style:text-properties officeooo:rsid="004377eb"/>
    </style:style>
    <style:style style:name="T53" style:family="text">
      <style:text-properties officeooo:rsid="0046fc54"/>
    </style:style>
    <style:style style:name="T54" style:family="text">
      <style:text-properties officeooo:rsid="0048de15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4b841f"/>
    </style:style>
    <style:style style:name="T57" style:family="text">
      <style:text-properties style:text-underline-style="none" officeooo:rsid="004d61a0"/>
    </style:style>
    <style:style style:name="T58" style:family="text">
      <style:text-properties style:text-underline-style="none" officeooo:rsid="0058a326"/>
    </style:style>
    <style:style style:name="T59" style:family="text">
      <style:text-properties style:text-underline-style="none" officeooo:rsid="005ca4eb"/>
    </style:style>
    <style:style style:name="T60" style:family="text">
      <style:text-properties style:text-underline-style="none" officeooo:rsid="005cfd1b"/>
    </style:style>
    <style:style style:name="T61" style:family="text">
      <style:text-properties style:text-underline-style="none" officeooo:rsid="0061129b"/>
    </style:style>
    <style:style style:name="T62" style:family="text">
      <style:text-properties style:text-underline-style="none" officeooo:rsid="00637c7d"/>
    </style:style>
    <style:style style:name="T63" style:family="text">
      <style:text-properties style:text-underline-style="none" officeooo:rsid="00673d61"/>
    </style:style>
    <style:style style:name="T64" style:family="text">
      <style:text-properties style:text-underline-style="none" officeooo:rsid="00686061"/>
    </style:style>
    <style:style style:name="T65" style:family="text">
      <style:text-properties style:text-underline-style="none" officeooo:rsid="006b4c78"/>
    </style:style>
    <style:style style:name="T66" style:family="text">
      <style:text-properties style:text-underline-style="none" officeooo:rsid="006c149d"/>
    </style:style>
    <style:style style:name="T67" style:family="text">
      <style:text-properties style:text-underline-style="none" officeooo:rsid="006dd2ae"/>
    </style:style>
    <style:style style:name="T68" style:family="text">
      <style:text-properties style:text-underline-style="none" officeooo:rsid="006de670"/>
    </style:style>
    <style:style style:name="T69" style:family="text">
      <style:text-properties style:text-underline-style="none" officeooo:rsid="0072e0fe"/>
    </style:style>
    <style:style style:name="T70" style:family="text">
      <style:text-properties style:text-underline-style="none" officeooo:rsid="0074f632"/>
    </style:style>
    <style:style style:name="T71" style:family="text">
      <style:text-properties style:text-underline-style="none" officeooo:rsid="00769dc9"/>
    </style:style>
    <style:style style:name="T72" style:family="text">
      <style:text-properties style:text-underline-style="none" officeooo:rsid="00788212"/>
    </style:style>
    <style:style style:name="T73" style:family="text">
      <style:text-properties style:text-underline-style="none" officeooo:rsid="00791335"/>
    </style:style>
    <style:style style:name="T74" style:family="text">
      <style:text-properties style:text-underline-style="none" officeooo:rsid="007a3468"/>
    </style:style>
    <style:style style:name="T75" style:family="text">
      <style:text-properties style:text-underline-style="none" officeooo:rsid="007cbab9"/>
    </style:style>
    <style:style style:name="T76" style:family="text">
      <style:text-properties style:text-underline-style="none" officeooo:rsid="008856f7"/>
    </style:style>
    <style:style style:name="T77" style:family="text">
      <style:text-properties style:text-underline-style="none" officeooo:rsid="0089f7c9"/>
    </style:style>
    <style:style style:name="T78" style:family="text">
      <style:text-properties style:text-underline-style="none" officeooo:rsid="008ae8b5"/>
    </style:style>
    <style:style style:name="T79" style:family="text">
      <style:text-properties style:text-underline-style="none" officeooo:rsid="008b99c7"/>
    </style:style>
    <style:style style:name="T80" style:family="text">
      <style:text-properties style:text-underline-style="none" officeooo:rsid="008c0254"/>
    </style:style>
    <style:style style:name="T81" style:family="text">
      <style:text-properties officeooo:rsid="0057f5ba"/>
    </style:style>
    <style:style style:name="T82" style:family="text">
      <style:text-properties officeooo:rsid="007f0bfc"/>
    </style:style>
    <style:style style:name="T83" style:family="text">
      <style:text-properties officeooo:rsid="008f2cc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 er hensiktsmessig å fordele ansvaret av arbeidet opp mot <text:span text:style-name="T48">programvaren</text:span>. <text:span text:style-name="T1">En vanlig arbeidsflyt </text:span><text:span text:style-name="T2">med Github </text:span><text:span text:style-name="T83">innebærer at man har en</text:span><text:span text:style-name="T2"> gren som betraktes som resultatet av alle bidrag, </text:span><text:span text:style-name="T7">også kalt </text:span><text:span text:style-name="T9">Main</text:span><text:span text:style-name="T2">. </text:span><text:span text:style-name="T3">Man antar at denne grenen kompilerer </text:span><text:span text:style-name="T45">(uten feil)</text:span><text:span text:style-name="T3"> og er klar til å bli tilpasset der den sendes til (produkteier, Play </text:span><text:span text:style-name="T5">Store, </text:span><text:span text:style-name="T3">App Store).</text:span></text:p>
      <text:p text:style-name="P2"/>
      <text:p text:style-name="P2"><text:span text:style-name="T4">Utviklingsprosessen </text:span><text:span text:style-name="T6">bestå</text:span><text:span text:style-name="T46">r </text:span><text:span text:style-name="T6">av at endringer </text:span><text:span text:style-name="T47">utføres</text:span><text:span text:style-name="T6"> i en separat gren, </text:span><text:span text:style-name="T7">hvor én eller flere, utvikler en </text:span><text:span text:style-name="T9">feature </text:span><text:span text:style-name="T21">som kan (etter evaluering) smeltes inn i </text:span><text:span text:style-name="T10">Main. </text:span><text:span text:style-name="T22">For hver </text:span><text:span text:style-name="T23">gang</text:span><text:span text:style-name="T22"> så forsikrer utvikler</text:span><text:span text:style-name="T23">en</text:span><text:span text:style-name="T22"> seg om at </text:span><text:span text:style-name="T24">hun</text:span><text:span text:style-name="T23"> har hentet inn de siste oppdateringene </text:span><text:span text:style-name="T28">fra</text:span><text:span text:style-name="T23"> </text:span><text:span text:style-name="T11">Main</text:span><text:span text:style-name="T23"> før hun avgreiner </text:span><text:span text:style-name="T25">seg </text:span><text:span text:style-name="T32">og sender koden til vurdering</text:span><text:span text:style-name="T25">. </text:span><text:span text:style-name="T26">Tar det dager/uker før </text:span><text:span text:style-name="T29">en </text:span><text:span text:style-name="T12">feature </text:span><text:span text:style-name="T14">fullføres</text:span><text:span text:style-name="T26"> så bryter det</text:span><text:span text:style-name="T30">te</text:span><text:span text:style-name="T26"> med «Lean-Development» og </text:span><text:span text:style-name="T12">Main </text:span><text:span text:style-name="T26">kan ha endret seg. </text:span><text:span text:style-name="T27">I en slik situasjon kan utvikler hente de nye oppdateringene fra </text:span><text:span text:style-name="T13">Main </text:span><text:span text:style-name="T27">og smelte det inn i sin </text:span><text:span text:style-name="T13">feature</text:span><text:span text:style-name="T27">-gren </text:span><text:span text:style-name="T31">før det lages en </text:span><text:span text:style-name="T15">pull-request</text:span><text:span text:style-name="T27">.</text:span><text:span text:style-name="T13"> <text:s/></text:span></text:p>
      <text:p text:style-name="P3"/>
      <text:p text:style-name="P3">I en profesjonell setting så vil testing og <text:span text:style-name="T8">build</text:span>-ing være involvert <text:span text:style-name="T49">hver gang en ny </text:span><text:span text:style-name="T16">feature</text:span><text:span text:style-name="T49"> utvikles. </text:span><text:span text:style-name="T50">Det er vanlig å lage en «pipeline», altså en skjede av prosesser so</text:span><text:span text:style-name="T51">m </text:span><text:span text:style-name="T52">som kjøre</text:span><text:span text:style-name="T53">s automatisk</text:span><text:span text:style-name="T52"> </text:span><text:span text:style-name="T54">for å validere og bygge den nye koden som skal </text:span><text:span text:style-name="T17">merges </text:span><text:span text:style-name="T54">i </text:span><text:span text:style-name="T17">Main. </text:span><text:span text:style-name="T56">CI/CD-verktøy </text:span><text:span text:style-name="T76">blir brukt</text:span><text:span text:style-name="T56"> for å lage en slik </text:span><text:span text:style-name="T58">livs</text:span><text:span text:style-name="T56">syklus </text:span><text:span text:style-name="T57">til utviklingsprosessen. </text:span></text:p>
      <text:p text:style-name="P4"><text:span text:style-name="T57">G</text:span><text:span text:style-name="T55">ithub Actions er et slik ver</text:span><text:span text:style-name="T59">ktøy </text:span><text:span text:style-name="T60">som kan tilpasses prosessen ved at man definerer i en yml/yaml-fil </text:span><text:span text:style-name="T77">med</text:span><text:span text:style-name="T60"> hvilke steg </text:span><text:span text:style-name="T78">som</text:span><text:span text:style-name="T60"> må utføres hver gang </text:span><text:span text:style-name="T80">det</text:span><text:span text:style-name="T60"> lages et nytt </text:span><text:span text:style-name="T19">request. </text:span><text:span text:style-name="T61">Verktøyet lager en rapport </text:span><text:span text:style-name="T70">for</text:span><text:span text:style-name="T61"> </text:span><text:span text:style-name="T63">hele prosessen</text:span><text:span text:style-name="T61"> </text:span><text:span text:style-name="T62">og hv</text:span><text:span text:style-name="T63">ordan det gikk med hvert steg i Pipelin</text:span><text:span text:style-name="T64">e</text:span><text:span text:style-name="T63">-en</text:span><text:span text:style-name="T61">, </text:span><text:span text:style-name="T71">i tillegg til å godkjenne/avslå en </text:span><text:span text:style-name="T20">request</text:span><text:span text:style-name="T71">. </text:span></text:p>
      <text:p text:style-name="P6"><text:span text:style-name="T33">Det er også mulig å </text:span><text:span text:style-name="T34">definere hvilke prosesser bidragsytere må gjennom </text:span><text:span text:style-name="T44">for å få godkjent en</text:span><text:span text:style-name="T34"> pull-request</text:span><text:span text:style-name="T35"> på Github. </text:span><text:span text:style-name="T36">Dette er mulig ved </text:span><text:span text:style-name="T37">å legge til </text:span><text:span text:style-name="T38">k</text:span><text:span text:style-name="T43">rav</text:span><text:span text:style-name="T37"> </text:span><text:span text:style-name="T39">kalt «Branch-proteciton-rules» </text:span><text:span text:style-name="T40">hvor man kan feks... </text:span><text:span text:style-name="T41">bare krever en status-check fra Actions, eller</text:span><text:span text:style-name="T40"> kreve at administrator selv må godkjenne hver</text:span><text:span text:style-name="T42"> request. </text:span><text:span text:style-name="T34"><text:s/></text:span></text:p>
      <text:p text:style-name="P6"><text:span text:style-name="T34"/></text:p>
      <text:p text:style-name="P6"><text:span text:style-name="T34"/></text:p>
      <text:p text:style-name="P4"><text:span text:style-name="T61"/></text:p>
      <text:p text:style-name="P4"><text:span text:style-name="T61"><text:s/></text:span></text:p>
      <text:p text:style-name="P5"><text:span text:style-name="T61"/></text:p>
      <text:p text:style-name="P3"><text:span text:style-name="T57"/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8:59:53.015378115</meta:creation-date>
    <dc:date>2021-11-25T21:42:26.492962800</dc:date>
    <meta:editing-duration>PT2H31M26S</meta:editing-duration>
    <meta:editing-cycles>110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08" meta:character-count="1847" meta:non-whitespace-character-count="1536"/>
  </office:meta>
</office:document-meta>
</file>